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0CE23586CD9B5F03BE0.png" manifest:media-type="image/png"/>
  <manifest:file-entry manifest:full-path="Pictures/1000000100000280000000CEEB8D630E8737600A.png" manifest:media-type="image/png"/>
  <manifest:file-entry manifest:full-path="Pictures/1000000100000280000000CE2F472FA366B9D9CD.png" manifest:media-type="image/png"/>
  <manifest:file-entry manifest:full-path="Pictures/1000000100000280000000CE5F19C4FEF7FF34EB.png" manifest:media-type="image/png"/>
  <manifest:file-entry manifest:full-path="Pictures/100000010000027F00000095AC08D3B26DB9A6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e6f" officeooo:paragraph-rsid="000d5e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pendix 2</text:h>
      <text:p text:style-name="P1">a sample of summary screenshots at the end of training runs.</text:p>
      <text:p text:style-name="P1"/>
      <text:p text:style-name="P1"><draw:frame draw:style-name="fr2" draw:name="Image1" text:anchor-type="char" svg:width="13.526cm" svg:height="3.154cm" draw:z-index="0"><draw:image xlink:href="Pictures/100000010000027F00000095AC08D3B26DB9A6F9.png" xlink:type="simple" xlink:show="embed" xlink:actuate="onLoad" draw:mime-type="image/png"/></draw:frame></text:p>
      <text:p text:style-name="P1"><draw:frame draw:style-name="fr2" draw:name="Image2" text:anchor-type="char" svg:width="13.547cm" svg:height="4.36cm" draw:z-index="1"><draw:image xlink:href="Pictures/1000000100000280000000CE5F19C4FEF7FF34EB.png" xlink:type="simple" xlink:show="embed" xlink:actuate="onLoad" draw:mime-type="image/png"/></draw:frame></text:p>
      <text:p text:style-name="P1"><draw:frame draw:style-name="fr2" draw:name="Image3" text:anchor-type="char" svg:width="13.547cm" svg:height="4.36cm" draw:z-index="2"><draw:image xlink:href="Pictures/1000000100000280000000CE2F472FA366B9D9CD.png" xlink:type="simple" xlink:show="embed" xlink:actuate="onLoad" draw:mime-type="image/png"/></draw:frame></text:p>
      <text:p text:style-name="P1"><draw:frame draw:style-name="fr2" draw:name="Image4" text:anchor-type="char" svg:width="13.547cm" svg:height="4.36cm" draw:z-index="3"><draw:image xlink:href="Pictures/1000000100000280000000CEEB8D630E8737600A.png" xlink:type="simple" xlink:show="embed" xlink:actuate="onLoad" draw:mime-type="image/png"/></draw:frame></text:p>
      <text:p text:style-name="P1"><draw:frame draw:style-name="fr1" draw:name="Image5" text:anchor-type="char" svg:width="13.547cm" svg:height="4.36cm" draw:z-index="4"><draw:image xlink:href="Pictures/1000000100000280000000CE23586CD9B5F03B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20:23:18.184889716</meta:creation-date>
    <dc:date>2022-10-19T20:46:49.664713705</dc:date>
    <meta:editing-duration>PT3M41S</meta:editing-duration>
    <meta:editing-cycles>2</meta:editing-cycles>
    <meta:generator>LibreOffice/7.3.6.2$Linux_X86_64 LibreOffice_project/30$Build-2</meta:generator>
    <meta:document-statistic meta:table-count="0" meta:image-count="5" meta:object-count="0" meta:page-count="1" meta:paragraph-count="2" meta:word-count="13" meta:character-count="70" meta:non-whitespace-character-count="59"/>
  </office:meta>
</office:document-meta>
</file>